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solid"/>
    </style:style>
    <style:style style:name="P3" style:family="paragraph" style:parent-style-name="Preformatted_20_Text">
      <style:paragraph-properties fo:margin-left="0.7874in" fo:margin-right="0in" fo:text-indent="0in" style:auto-text-indent="false"/>
      <style:text-properties style:text-line-through-style="none"/>
    </style:style>
    <style:style style:name="P4" style:family="paragraph" style:parent-style-name="Text_20_body">
      <style:paragraph-properties fo:margin-left="0.7874in" fo:margin-right="0in" fo:text-indent="0in" style:auto-text-indent="false"/>
    </style:style>
    <style:style style:name="P5" style:family="paragraph" style:parent-style-name="Text_20_body">
      <style:paragraph-properties fo:margin-left="0.7874in" fo:margin-right="0in" fo:text-indent="0in" style:auto-text-indent="false"/>
      <style:text-properties style:text-line-through-style="none"/>
    </style:style>
    <style:style style:name="P6" style:family="paragraph" style:parent-style-name="Preformatted_20_Text">
      <style:text-properties style:text-line-through-style="solid"/>
    </style:style>
    <style:style style:name="P7" style:family="paragraph" style:parent-style-name="Preformatted_20_Text">
      <style:text-properties style:text-line-through-style="none"/>
    </style:style>
    <style:style style:name="P8" style:family="paragraph" style:parent-style-name="Preformatted_20_Text">
      <style:paragraph-properties fo:margin-left="0in" fo:margin-right="0in" fo:text-indent="0in" style:auto-text-indent="false"/>
    </style:style>
    <style:style style:name="P9" style:family="paragraph" style:parent-style-name="Text_20_body">
      <style:text-properties style:text-line-through-style="solid"/>
    </style:style>
    <style:style style:name="P10" style:family="paragraph" style:parent-style-name="Text_20_body">
      <style:text-properties style:text-line-through-style="none"/>
    </style:style>
    <style:style style:name="P11" style:family="paragraph" style:parent-style-name="Contents_20_2">
      <style:paragraph-properties>
        <style:tab-stops>
          <style:tab-stop style:position="0.25in" style:leader-style="dotted" style:leader-text="."/>
        </style:tab-stops>
      </style:paragraph-properties>
    </style:style>
    <style:style style:name="P12" style:family="paragraph" style:parent-style-name="Contents_20_3">
      <style:paragraph-properties>
        <style:tab-stops>
          <style:tab-stop style:position="0.5in" style:leader-style="dotted" style:leader-text="."/>
        </style:tab-stops>
      </style:paragraph-properties>
    </style:style>
    <style:style style:name="P13" style:family="paragraph" style:parent-style-name="Contents_20_1">
      <style:paragraph-properties>
        <style:tab-stops>
          <style:tab-stop style:position="0in"/>
        </style:tab-stops>
      </style:paragraph-properties>
    </style:style>
    <style:style style:name="P14" style:family="paragraph" style:parent-style-name="Text_20_body" style:list-style-name="L1"/>
    <style:style style:name="P15" style:family="paragraph" style:parent-style-name="Heading_20_1" style:master-page-name="HTML">
      <style:paragraph-properties style:page-number="auto"/>
    </style:style>
    <style:style style:name="P16" style:family="paragraph" style:parent-style-name="Heading_20_4">
      <style:text-properties style:text-line-through-style="solid"/>
    </style:style>
    <style:style style:name="P17" style:family="paragraph" style:parent-style-name="Heading_20_5">
      <style:text-properties style:text-line-through-style="solid"/>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jPSXdec 0.92.0 (alpha) Manual</text:h>
      <text:p text:style-name="Text_20_body">Michael Sabin</text:p>
      <text:p text:style-name="Text_20_body"><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3"><text:tab/> <text:s/><text:tab/><text:tab/><text:tab/></text:p>
          <text:p text:style-name="P11">1 <text:s/><text:tab/><text:a xlink:type="simple" xlink:href="#__RefHeading__276_1300488681" text:style-name="Internet_20_link" text:visited-style-name="Internet_20_link">About</text:a></text:p>
          <text:p text:style-name="P12">1.1 <text:tab/> <text:s/><text:a xlink:type="simple" xlink:href="#__RefHeading__278_1300488681" text:style-name="Internet_20_link" text:visited-style-name="Internet_20_link">Java frameworks</text:a></text:p>
          <text:p text:style-name="P11">2 <text:s/><text:tab/><text:a xlink:type="simple" xlink:href="#__RefHeading__280_1300488681" text:style-name="Internet_20_link" text:visited-style-name="Internet_20_link">Command-line</text:a></text:p>
          <text:p text:style-name="P12">2.1 <text:tab/> <text:s/><text:a xlink:type="simple" xlink:href="#__RefHeading__282_1300488681" text:style-name="Internet_20_link" text:visited-style-name="Internet_20_link">Quick start</text:a></text:p>
          <text:p text:style-name="P12">2.2 <text:tab/> <text:s/><text:a xlink:type="simple" xlink:href="#__RefHeading__284_1300488681" text:style-name="Internet_20_link" text:visited-style-name="Internet_20_link">Main command-line options</text:a></text:p>
          <text:p text:style-name="P12">2.3 <text:tab/> <text:s/><text:a xlink:type="simple" xlink:href="#__RefHeading__286_1300488681" text:style-name="Internet_20_link" text:visited-style-name="Internet_20_link">Options for disc item types</text:a></text:p>
          <text:p text:style-name="P11">3 <text:s/><text:tab/><text:a xlink:type="simple" xlink:href="#__RefHeading__288_1300488681" text:style-name="Internet_20_link" text:visited-style-name="Internet_20_link">File formats recognized by jPSXdec</text:a></text:p>
          <text:p text:style-name="P11">4 <text:s/><text:tab/><text:a xlink:type="simple" xlink:href="#__RefHeading__290_1300488681" text:style-name="Internet_20_link" text:visited-style-name="Internet_20_link">Index files</text:a></text:p>
          <text:p text:style-name="P11">5 <text:s/><text:tab/><text:a xlink:type="simple" xlink:href="#__RefHeading__292_1300488681" text:style-name="Internet_20_link" text:visited-style-name="Internet_20_link">Replacing movies</text:a></text:p>
          <text:p text:style-name="P12">5.1 <text:tab/> <text:s/><text:a xlink:type="simple" xlink:href="#__RefHeading__294_1300488681" text:style-name="Internet_20_link" text:visited-style-name="Internet_20_link">About the encoder</text:a></text:p>
          <text:p text:style-name="P11">6 <text:s/><text:tab/><text:a xlink:type="simple" xlink:href="#__RefHeading__296_1300488681" text:style-name="Internet_20_link" text:visited-style-name="Internet_20_link">Building from source</text:a></text:p>
          <text:p text:style-name="P11">7 <text:s/><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but does require to be installed Java to work.</text:p>
      <text:p text:style-name="Text_20_body">jPSXdec can read from any file or image that comes from PlayStation discs. It is recommended that the entire disc be ripped as a BIN/CUE file, but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Sun's Java</text:a>.</text:p>
      <text:h text:style-name="Heading_20_2" text:outline-level="2"><text:bookmark text:name="__RefHeading__280_1300488681"/>Command-line<text:bookmark-end text:name="__RefHeading__280_1300488681"/></text:h>
      <text:p text:style-name="Text_20_body">The command-line outputs to stderr.</text:p>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java -jar jpsxdec.jar MyGameImage.bin -inde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java -jar jpsxdec.jar MyGameImage.bin -index MyGameImage.idx -d 0</text:p>
      <text:h text:style-name="Heading_20_3" text:outline-level="3"><text:bookmark text:name="__RefHeading__284_1300488681"/>Main command-line options<text:bookmark-end text:name="__RefHeading__284_1300488681"/></text:h>
      <text:p text:style-name="Preformatted_20_Text">java -jar jpsxdec.jar -?/-h/-help</text:p>
      <text:p text:style-name="Text_20_body">Displays main help.</text:p>
      <text:p text:style-name="Preformatted_20_Text"/>
      <text:p text:style-name="Preformatted_20_Text">java -jar jpsxdec.jar &lt;in_file&gt; &lt;main_command_and_options&gt;</text:p>
      <text:p text:style-name="Text_20_body">Do something with <text:span text:style-name="Source_20_Text">&lt;in_file&gt;</text:span> using one of the following <text:span text:style-name="Source_20_Text">&lt;main_command_and_options&gt;</text:span>:</text:p>
      <text:p text:style-name="P1"/>
      <text:p text:style-name="P1">-index/-idx/-i &lt;index_file&gt;</text:p>
      <text:p text:style-name="P4">Create an index for <text:span text:style-name="Source_20_Text">in_file</text:span></text:p>
      <text:p text:style-name="P1"/>
      <text:p text:style-name="P1">-?/-h/-help #</text:p>
      <text:p text:style-name="P4">Display help about the disc item #</text:p>
      <text:p text:style-name="P1"/>
      <text:p text:style-name="P1">[-index/-idx/-i &lt;index_file&gt;] -decode/-d # [processing_options]</text:p>
      <text:p text:style-name="P4">Decode disc item #, using optional <text:span text:style-name="Source_20_Text">&lt;index_file&gt;</text:span> and optional <text:span text:style-name="Source_20_Text">[processing_options]</text:span> (see item's help for options)</text:p>
      <text:p text:style-name="P1"/>
      <text:p text:style-name="P1">[-index/-idx/-i &lt;index_file&gt;] -a &lt;media_type&gt; [processing_options]</text:p>
      <text:p text:style-name="P4">Decode all disc items of type <text:span text:style-name="Source_20_Text">&lt;media_type&gt;</text:span>, using optional <text:span text:style-name="Source_20_Text">&lt;index_file&gt;</text:span> and optional <text:span text:style-name="Source_20_Text">[processing_options]</text:span> (see item type's help for options)</text:p>
      <text:p text:style-name="P3"/>
      <text:p text:style-name="P3">[-index/-idx/-i &lt;index_file&gt;] -play #</text:p>
      <text:p text:style-name="P5">Opens a very simple player to play movies and audio</text:p>
      <text:p text:style-name="P1"/>
      <text:p text:style-name="P1">-copysect { # | #-# } &lt;out_file&gt;</text:p>
      <text:p text:style-name="P4">Copy sectors to <text:span text:style-name="Source_20_Text">&lt;out_file&gt;</text:span></text:p>
      <text:p text:style-name="P1"/>
      <text:p text:style-name="P1">-sectordump <text:span text:style-name="Source_20_Text">&lt;out_file&gt;</text:span></text:p>
      <text:p text:style-name="P4">Write list of sector types to <text:span text:style-name="Source_20_Text">&lt;out_file&gt;</text:span> (for debugging)</text:p>
      <text:p text:style-name="P1"/>
      <text:p text:style-name="P1">[-index/-idx/-i &lt;index_file&gt;] -strreplace # &lt;str_replace_xml&gt;</text:p>
      <text:p text:style-name="P4">Replaces frames of a video item according to the options in the xml file</text:p>
      <text:p text:style-name="P1"/>
      <text:p text:style-name="Text_20_body">Additional option (optional):</text:p>
      <text:p text:style-name="P8">-v/-verbose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yuv</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rate variations are ignored. When saving as AVI, jPSXdec tries to place the frames in the AVI time-line as close to where they belong. This may mean that duplicate frames are inserted into the movie (but AVI files have a convenient feature so duplication adds almost no extra size to files). Silent audio may also be inserted as needed in rare cases to keep the audio in sync. For more precise output, the <text:span text:style-name="Source_20_Text">-preceiseav</text:span> and <text:span text:style-name="Source_20_Text">-precisefps</text:span> options are available.</text:p>
      <text:h text:style-name="Heading_20_5" text:outline-level="5">Command-line options</text:h>
      <text:p text:style-name="Preformatted_20_Text">-x &lt;1 or 2&gt;</text:p>
      <text:p text:style-name="Text_20_body">Movie frame rates are entirely dependent on the speed the disc spins. PlayStation 1 can spin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text:p>
      <text:p text:style-name="Preformatted_20_Text">-vidfmt/-vf &lt;format&gt;</text:p>
      <text:p text:style-name="Text_20_body">Selects the output format.</text:p>
      <text:p text:style-name="P4">avi:mjpg – Smallest output, but it is a lossy format so quality may be degraded. Use the <text:span text:style-name="Source_20_Text">-jpg</text:span> option to set compression/quality level. This is default.</text:p>
      <text:p text:style-name="P4">avi:rgb – Completely uncompressed, RGB (device independent bitmap, i.e. DIB) AVI. Very large, but lossless.</text:p>
      <text:p text:style-name="P4">avi:yuv – Highest quality output, and smaller even than avi:rgb. Uses the fourcc YV12 codec.</text:p>
      <text:p text:style-name="P4">png, jpg, bmp – Saves a series of images.</text:p>
      <text:p text:style-name="P4">demux – Raw, compressed bitstream frame data found in separate sectors on the disc. 'Demuxing' is the first step in the decoding process, which simply combines the separate frame chunks into a contiguous block.</text:p>
      <text:p text:style-name="P4">mdec – Generated from the demux data. This data would then be fed into the PlayStation MDEC chip, which would produce viewable images.</text:p>
      <text:p text:style-name="P4">y4m – Yuv4mpeg video. A simple video format as specified in a couple places on the web. It can be read by ffmpeg and many other open-source video readers.</text:p>
      <text:p text:style-name="Preformatted_20_Text">-jpg &lt;low, medium, good, high&gt;</text:p>
      <text:p text:style-name="Text_20_body">Selects the quality when saving a sequence of jpeg images, or as AVI with MJPG codec. Default is <text:span text:style-name="Source_20_Text">good</text:span>.</text:p>
      <text:p text:style-name="Preformatted_20_Text">-frame &lt;#&gt; / -frames &lt;#-#&gt;</text:p>
      <text:p text:style-name="Text_20_body">Lets you specify that only 1 frame, or a range of frames should be decoded. Audio is ignored when using this option because accurate audio decoded must begin from the start of the audio stream (you can't start in the middle).</text:p>
      <text:p text:style-name="Preformatted_20_Text">-nocrop</text:p>
      <text:p text:style-name="Text_20_body">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text:p>
      <text:p text:style-name="Preformatted_20_Text">-quality &lt;low, high, psx&gt;</text:p>
      <text:p text:style-name="Text_20_body">Low quality is very fast, and uses integer based arithmetic. High is much slower, and should technically create more mathematically accurate output (although it may not be noticeable without close inspection) because it uses floating point arithmetic. <text:span text:style-name="Source_20_Text">psx</text:span> quality unsuccessfully tries to duplicate what the PlayStation would generate (not yet verified). Default is low.</text:p>
      <text:p text:style-name="Preformatted_20_Text">-noaud</text:p>
      <text:p text:style-name="Text_20_body">Don't decode audio with the video (ignored when video does not have audio, or when not saving as AVI).</text:p>
      <text:p text:style-name="P7">-precise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6">-precisefps</text:p>
      <text:p text:style-name="P9">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vol &lt;number between 0 and 100&gt;</text:p>
      <text:p text:style-name="Text_20_body">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reformatted_20_Text">-audfmt / -af &lt;format&gt;</text:p>
      <text:p text:style-name="Text_20_body">Output audio format. Use the item's help to see what options are available. Default is .wav.</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Preformatted_20_Text">-iso</text:p>
      <text:p text:style-name="Text_20_body">jPSXdec can detect 3 different styles of disc images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16" text:outline-level="4">TIM image</text:h>
      <text:p text:style-name="P9">Simple TIM images regularly used in PlayStation games.</text:p>
      <text:h text:style-name="P17" text:outline-level="5">Command-line options</text:h>
      <text:p text:style-name="P6">-imgfmt / -if &lt;image format&gt;</text:p>
      <text:p text:style-name="P9">Format to save the TIM image. Use item's help for available options. These options will be different depending on if the TIM image has a palette. Default is png.</text:p>
      <text:p text:style-name="P6">-pal &lt;palettes to save&gt;</text:p>
      <text:p text:style-name="P9">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2">-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strreplace option, jPSXdec can re-encode and replace video frames within streaming movies on the disc or movie file. To use this feature, you must create an .xml file that tells jPSXdec what frames you want replaced, and how to replace them. The format is as follows:</text:p>
      <text:p text:style-name="P1">&lt;?xml version="1.0"?&gt;</text:p>
      <text:p text:style-name="P1">&lt;str-replace version="0.1"&gt;</text:p>
      <text:p text:style-name="P1"/>
      <text:p text:style-name="P1"><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lt;str-replace&gt; tag, only &lt;replace&gt; and &lt;partial-replace&gt; tar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which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simply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33189553" text:style-name="L1">
        <text:list-item>
          <text:p text:style-name="P14">Smart chrominance sub-sampling calculation</text:p>
        </text:list-item>
        <text:list-item>
          <text:p text:style-name="P14">Pre-anti-aliasing and Pre-blockiness reduction</text:p>
        </text:list-item>
        <text:list-item>
          <text:p text:style-name="P14">Temporal spreading of quantization error</text:p>
        </text:list-item>
        <text:list-item>
          <text:p text:style-name="P14">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0-04-09T13:18:51.34</dc:date>
    <meta:editing-duration>PT15H23M28S</meta:editing-duration>
    <meta:editing-cycles>159</meta:editing-cycles>
    <meta:generator>OpenOffice.org/3.2$Win32 OpenOffice.org_project/320m12$Build-9483</meta:generator>
    <meta:document-statistic meta:table-count="0" meta:image-count="0" meta:object-count="0" meta:page-count="1" meta:paragraph-count="147" meta:word-count="2281" meta:character-count="13931"/>
  </office:meta>
</office:document-meta>
</file>